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2cm" style:rel-column-width="16312*"/>
    </style:style>
    <style:style style:name="Tableau5.B" style:family="table-column">
      <style:table-column-properties style:column-width="12.769cm" style:rel-column-width="49223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191cm" style:rel-column-width="4589*"/>
    </style:style>
    <style:style style:name="Tableau2.B" style:family="table-column">
      <style:table-column-properties style:column-width="3.022cm" style:rel-column-width="11647*"/>
    </style:style>
    <style:style style:name="Tableau2.C" style:family="table-column">
      <style:table-column-properties style:column-width="12.788cm" style:rel-column-width="49299*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54cm" style:rel-column-width="38757*"/>
    </style:style>
    <style:style style:name="Tableau6.B" style:family="table-column">
      <style:table-column-properties style:column-width="2.293cm" style:rel-column-width="8839*"/>
    </style:style>
    <style:style style:name="Tableau6.C" style:family="table-column">
      <style:table-column-properties style:column-width="4.653cm" style:rel-column-width="1793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2" style:family="table-row">
      <style:table-row-properties style:min-row-height="1.12cm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1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Header">
      <style:text-properties style:font-name="Verdana1" fo:font-size="10pt" style:font-size-asian="10pt" style:font-size-complex="10pt"/>
    </style:style>
    <style:style style:name="P15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204b9b" officeooo:paragraph-rsid="00204b9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04b9b" officeooo:paragraph-rsid="00204b9b" style:font-weight-asian="bold" style:font-weight-complex="bold"/>
    </style:style>
    <style:style style:name="P18" style:family="paragraph" style:parent-style-name="Standard">
      <style:text-properties officeooo:paragraph-rsid="00255131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officeooo:rsid="00204b9b"/>
    </style:style>
    <style:style style:name="T3" style:family="text">
      <style:text-properties fo:font-variant="small-caps"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Feuille d'intervention:</text:span><text:span text:style-name="T1">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Informations</text:p>
          </table:table-cell>
        </table:table-row>
        <table:table-row>
          <table:table-cell table:style-name="Tableau3.A2" office:value-type="string">
            <text:p text:style-name="P13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Temps</text:p>
          </table:table-cell>
          <table:table-cell table:style-name="Tableau5.A1" office:value-type="string">
            <text:p text:style-name="Standard"/>
          </table:table-cell>
        </table:table-row>
        <table:table-row>
          <table:table-cell table:style-name="Tableau5.A1" office:value-type="string">
            <text:p text:style-name="P2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16">Client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8"><text:text-input text:description="&lt;(o.partner_address_id and o.partner_address_id.street or '') + (o.partner_address_id.street2 or '')&gt;">Partner shipping address</text:text-input> </text:p>
            <text:p text:style-name="P18">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/>
          </table:table-cell>
          <table:table-cell table:style-name="Tableau2.B1" office:value-type="string">
            <text:p text:style-name="P11">Signature du représentant<text:line-break/>DEC Industrie</text:p>
          </table:table-cell>
          <table:table-cell table:style-name="Tableau2.A1" office:value-type="string">
            <text:p text:style-name="P12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9">Nom complet <text:span text:style-name="T2">&amp; Fonction</text:span></text:p>
            </table:table-cell>
            <table:table-cell table:style-name="Tableau6.A1" office:value-type="string">
              <text:p text:style-name="P17">Date</text:p>
            </table:table-cell>
            <table:table-cell table:style-name="Tableau6.A1" office:value-type="string">
              <text:p text:style-name="P17">Signature</text:p>
            </table:table-cell>
          </table:table-row>
        </table:table-header-rows>
        <table:table-row table:style-name="Tableau6.2"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12cm" style:rel-column-width="16237*"/>
    </style:style>
    <style:style style:name="Tableau4.B" style:family="table-column">
      <style:table-column-properties style:column-width="5.468cm" style:rel-column-width="21078*"/>
    </style:style>
    <style:style style:name="Tableau4.C" style:family="table-column">
      <style:table-column-properties style:column-width="7.32cm" style:rel-column-width="28220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1" draw:name="Rectangle 36" draw:style-name="Mgr1" svg:width="5.056cm" svg:height="21cm" draw:transform="rotate (-1.5707963267949) translate (18.9018333333333cm -5.09813888888889cm)"><text:p/><draw:enhanced-geometry svg:viewBox="0 0 21600 21600" draw:type="non-primitive" draw:enhanced-path="M 0 0 L 21600 0 21600 21600 0 21600 Z N"/></draw:custom-shape><draw:frame draw:style-name="Mfr1" draw:name="image: asimage(company.logo,0,1.5,0.5,'in')" text:anchor-type="as-char" svg:y="-0.94cm" svg:width="4.018cm" svg:height="2.455cm" draw:z-index="0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6T15:18:11.55</dc:date>
    <meta:editing-duration>PT10H17M6S</meta:editing-duration>
    <meta:editing-cycles>256</meta:editing-cycles>
    <meta:generator>LibreOffice/3.6$Windows_x86 LibreOffice_project/2ef5aff-a6fb0ff-166bdff-cf087ad-0f1389</meta:generator>
    <meta:document-statistic meta:table-count="6" meta:image-count="0" meta:object-count="0" meta:page-count="1" meta:paragraph-count="25" meta:word-count="53" meta:character-count="348" meta:non-whitespace-character-count="316"/>
  </office:meta>
</office:document-meta>
</file>